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НЕ ПУПЫРКА.РУ</text:p>
      <text:p text:style-name="Standard">O HAC</text:p>
      <text:p text:style-name="Standard">скидки</text:p>
      <text:p text:style-name="Standard">КОНТАКТЫ</text:p>
      <text:p text:style-name="Standard">POP IT!</text:p>
      <text:p text:style-name="Standard">Лучшая игрушка-антистресс - бесконечная пупырчатая пленка!</text:p>
      <text:p text:style-name="Standard">Купить</text:p>
      <text:p text:style-name="Standard">Что такое Pop it?</text:p>
      <text:p text:style-name="Standard">Pop it дословно переводится как «лопни это». Это детская игра, процесс в которой можно сравнить</text:p>
      <text:p text:style-name="Standard">с попанием воздушно-пузырчатой упаковочной плёнки. Но в отличии от пленки поп-иты можно</text:p>
      <text:p text:style-name="Standard">давить с характерными ощущениями и звуками «бесконечно»: десятки силиконовых пузырей</text:p>
      <text:p text:style-name="Standard">просто выдавливаются в другую сторону.</text:p>
      <text:p text:style-name="Standard">Выбери свой Pop-It!</text:p>
      <text:p text:style-name="Standard">Разноцветный квадратный</text:p>
      <text:p text:style-name="Standard">Купить</text:p>
      <text:p text:style-name="Standard">Among Us, мраморный</text:p>
      <text:p text:style-name="Standard">КУПИТЬ</text:p>
      <text:p text:style-name="Standard">Разноцветный круглый</text:p>
      <text:p text:style-name="Standard">КУПИТЬ</text:p>
      <text:p text:style-name="Standard">Правила игры</text:p>
      <text:p text:style-name="Standard">Игроки ходят по очереди и нажимают на пупырки. Нужно обязательно заканчивать ряд который начали. Нажимать можно максимум на 3 пупырки одновременно (обязательно должны быть рядом, нельзя нажимать сразу несколько пупырок, если они не находятся впритык) Задача сделать так, чтобы соперник сходил последним. Кто ходил последним тот проиграл!)</text:p>
      <text:p text:style-name="Standard">НЕ_ПУПЫРКА.РУ</text:p>
      <text:p text:style-name="Standard">Способы оплаты</text:p>
      <text:p text:style-name="Standard">Доставка</text:p>
      <text:p text:style-name="Standard">Опт</text:p>
      <text:p text:style-name="Standard">Контакты</text:p>
      <text:p text:style-name="Standard"/>
      <text:p text:style-name="Standard"/>
      <text:p text:style-name="Standard">NOT PUPYRKA.RU</text:p>
      <text:p text:style-name="Standard">About HAC</text:p>
      <text:p text:style-name="Standard">discounts</text:p>
      <text:p text:style-name="Standard">CONTACTS</text:p>
      <text:p text:style-name="Standard">POP IT!</text:p>
      <text:p text:style-name="Standard">The best anti-stress toy is an endless bubble wrap!</text:p>
      <text:p text:style-name="Standard">Buy</text:p>
      <text:p text:style-name="Standard">What is Pop it?</text:p>
      <text:p text:style-name="Standard">Pop it literally translates as "pop it". This is a children's game, the process in which can be compared</text:p>
      <text:p text:style-name="Standard">with air bubble wrap. But unlike film, pop-its can</text:p>
      <text:p text:style-name="Standard">press with the characteristic sensations and sounds "infinitely": dozens of silicone bubbles</text:p>
      <text:p text:style-name="Standard">they just push out the other way.</text:p>
      <text:p text:style-name="Standard">Choose your Pop-It!</text:p>
      <text:p text:style-name="Standard">multicolored square</text:p>
      <text:p text:style-name="Standard">Buy</text:p>
      <text:p text:style-name="Standard">Among Us marble</text:p>
      <text:p text:style-name="Standard">BUY</text:p>
      <text:p text:style-name="Standard"><text:soft-page-break/>colorful round</text:p>
      <text:p text:style-name="Standard">BUY</text:p>
      <text:p text:style-name="Standard">Rules of the game</text:p>
      <text:p text:style-name="Standard">Players take turns and click on the pimples. It is necessary to finish the series that you started. You can press a maximum of 3 pimples at the same time (they must be nearby, you cannot press several pimples at once if they are not back to back) The task is to make the opponent go last. Whoever goes last loses!</text:p>
      <text:p text:style-name="Standard">NE_PUPYRKA.RU</text:p>
      <text:p text:style-name="Standard">Payment Methods</text:p>
      <text:p text:style-name="Standard">Delivery</text:p>
      <text:p text:style-name="Standard">Wholesale</text:p>
      <text:p text:style-name="Standard">Contac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07:27:03.103340046</meta:creation-date>
    <dc:date>2023-05-22T07:28:12.422462234</dc:date>
    <meta:editing-duration>PT1M9S</meta:editing-duration>
    <meta:editing-cycles>1</meta:editing-cycles>
    <meta:document-statistic meta:table-count="0" meta:image-count="0" meta:object-count="0" meta:page-count="2" meta:paragraph-count="52" meta:word-count="282" meta:character-count="1773" meta:non-whitespace-character-count="1543"/>
    <meta:generator>LibreOffice/7.3.7.2$Linux_X86_64 LibreOffice_project/30$Build-2</meta:generator>
  </office:meta>
</office:document-meta>
</file>